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-color="#008000" draw:opacity="50%" draw:textarea-horizontal-align="justify" draw:textarea-vertical-align="middle" draw:auto-grow-height="false" fo:padding-top="0.176cm" fo:padding-bottom="0.176cm" fo:padding-left="0.301cm" fo:padding-right="0.301cm" draw:shadow="hidden" draw:shadow-offset-x="0.203cm" draw:shadow-offset-y="0.203cm" draw:shadow-opacity="50%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width="0.102cm" svg:stroke-color="#000000" draw:marker-start-width="0.356cm" draw:marker-end-width="0.356cm" draw:fill-color="#008080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800000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133cm"/>
    </style:style>
    <style:style style:name="gr8" style:family="graphic" style:parent-style-name="standard">
      <style:graphic-properties svg:stroke-width="0.102cm" svg:stroke-color="#000000" draw:marker-start-width="0.356cm" draw:marker-end-width="0.356cm" draw:fill-color="#cccc00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9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-color="#800000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80pt" fo:font-weight="bold" style:font-size-asian="80pt" style:font-weight-asian="bold" style:font-size-complex="80pt" style:font-weight-complex="bold"/>
    </style:style>
    <style:style style:name="P5" style:family="paragraph">
      <style:text-properties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35pt" fo:font-weight="bold" style:font-size-asian="35pt" style:font-weight-asian="bold" style:font-size-complex="35pt" style:font-weight-complex="bold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50pt" fo:font-weight="bold" style:font-size-asian="50pt" style:font-weight-asian="bold" style:font-size-complex="50pt" style:font-weight-complex="bold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9.525cm" svg:height="5.334cm" svg:x="33.05cm" svg:y="2.905cm">
            <text:p text:style-name="P1"><text:span text:style-name="T1">Lattic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3" draw:layer="layout" draw:type="curve" svg:x1="25.808cm" svg:y1="13.904cm" svg:x2="37.813cm" svg:y2="8.239cm" draw:start-shape="id1" draw:start-glue-point="4" draw:end-shape="id2" draw:end-glue-point="6" svg:d="m25808 13904c0-4248 12005-1416 12005-5665">
            <text:p/>
          </draw:connector>
          <draw:connector draw:style-name="gr3" draw:text-style-name="P3" draw:layer="layout" draw:type="curve" svg:x1="50.208cm" svg:y1="13.904cm" svg:x2="37.813cm" svg:y2="8.239cm" draw:start-shape="id3" draw:start-glue-point="4" draw:end-shape="id2" draw:end-glue-point="6" svg:d="m50208 13904c0-4248-12395-1416-12395-5665">
            <text:p/>
          </draw:connector>
          <draw:frame draw:style-name="gr4" draw:text-style-name="P4" draw:layer="layout" svg:width="2.921cm" svg:height="3.405cm" svg:x="36.486cm" svg:y="13.603cm">
            <draw:text-box>
              <text:p><text:span text:style-name="T2">...</text:span></text:p>
            </draw:text-box>
          </draw:frame>
          <draw:frame draw:style-name="gr4" draw:text-style-name="P4" draw:layer="layout" svg:width="2.921cm" svg:height="3.405cm" svg:x="36.587cm" svg:y="19.304cm">
            <draw:text-box>
              <text:p><text:span text:style-name="T2">...</text:span></text:p>
            </draw:text-box>
          </draw:frame>
          <draw:g>
            <draw:custom-shape draw:style-name="gr5" draw:text-style-name="P2" xml:id="id4" draw:id="id4" draw:layer="layout" svg:width="4.318cm" svg:height="2.413cm" svg:x="17.716cm" svg:y="20.634cm">
              <text:p text:style-name="P1"><text:span text:style-name="T1">Cel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2" xml:id="id1" draw:id="id1" draw:layer="layout" svg:width="8.001cm" svg:height="3.683cm" svg:x="21.808cm" svg:y="13.904cm">
              <text:p text:style-name="P1"><text:span text:style-name="T1">Univers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2" xml:id="id5" draw:id="id5" draw:layer="layout" svg:width="4.318cm" svg:height="2.413cm" svg:x="29.016cm" svg:y="20.635cm">
              <text:p text:style-name="P1"><text:span text:style-name="T1">Cel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3" draw:text-style-name="P3" draw:layer="layout" draw:type="curve" svg:x1="19.875cm" svg:y1="20.634cm" svg:x2="25.808cm" svg:y2="17.587cm" draw:start-shape="id4" draw:start-glue-point="4" draw:end-shape="id1" draw:end-glue-point="6" svg:d="m19875 20634c0-2286 5933-763 5933-3047">
              <text:p/>
            </draw:connector>
            <draw:connector draw:style-name="gr3" draw:text-style-name="P3" draw:layer="layout" draw:type="curve" svg:x1="31.175cm" svg:y1="20.635cm" svg:x2="25.808cm" svg:y2="17.587cm" draw:start-shape="id5" draw:start-glue-point="4" draw:end-shape="id1" draw:end-glue-point="6" svg:d="m31175 20635c0-2286-5367-762-5367-3048">
              <text:p/>
            </draw:connector>
            <draw:frame draw:style-name="gr7" draw:text-style-name="P5" draw:layer="layout" svg:width="2.059cm" svg:height="2.22cm" svg:x="24.789cm" svg:y="20.405cm">
              <draw:text-box>
                <text:p><text:span text:style-name="T3">...</text:span></text:p>
              </draw:text-box>
            </draw:frame>
            <draw:custom-shape draw:style-name="gr8" draw:text-style-name="P6" xml:id="id6" draw:id="id6" draw:layer="layout" svg:width="4.108cm" svg:height="1.748cm" svg:x="15.082cm" svg:y="25.333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6" xml:id="id7" draw:id="id7" draw:layer="layout" svg:width="4.108cm" svg:height="1.748cm" svg:x="20.499cm" svg:y="25.333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7" draw:text-style-name="P7" draw:layer="layout" svg:width="1.623cm" svg:height="1.631cm" svg:x="19.09cm" svg:y="25.205cm">
              <draw:text-box>
                <text:p><text:span text:style-name="T5">...</text:span></text:p>
              </draw:text-box>
            </draw:frame>
            <draw:connector draw:style-name="gr3" draw:text-style-name="P3" draw:layer="layout" draw:type="curve" svg:x1="19.875cm" svg:y1="23.047cm" svg:x2="17.136cm" svg:y2="25.333cm" draw:start-shape="id4" draw:start-glue-point="6" draw:end-shape="id6" draw:end-glue-point="4" svg:d="m19875 23047c0 1714-2739 572-2739 2286">
              <text:p/>
            </draw:connector>
            <draw:connector draw:style-name="gr3" draw:text-style-name="P3" draw:layer="layout" draw:type="curve" svg:x1="19.875cm" svg:y1="23.047cm" svg:x2="22.553cm" svg:y2="25.333cm" draw:start-shape="id4" draw:start-glue-point="6" draw:end-shape="id7" draw:end-glue-point="4" svg:d="m19875 23047c0 1714 2678 572 2678 2286">
              <text:p/>
            </draw:connector>
            <draw:custom-shape draw:style-name="gr8" draw:text-style-name="P6" xml:id="id8" draw:id="id8" draw:layer="layout" svg:width="4.108cm" svg:height="1.748cm" svg:x="26.385cm" svg:y="25.401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6" xml:id="id9" draw:id="id9" draw:layer="layout" svg:width="4.108cm" svg:height="1.748cm" svg:x="31.846cm" svg:y="25.49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7" draw:text-style-name="P7" draw:layer="layout" svg:width="1.623cm" svg:height="1.631cm" svg:x="30.39cm" svg:y="25.306cm">
              <draw:text-box>
                <text:p><text:span text:style-name="T5">...</text:span></text:p>
              </draw:text-box>
            </draw:frame>
            <draw:connector draw:style-name="gr3" draw:text-style-name="P3" draw:layer="layout" draw:type="curve" svg:x1="31.175cm" svg:y1="23.048cm" svg:x2="28.439cm" svg:y2="25.401cm" draw:start-shape="id5" draw:end-shape="id8" draw:end-glue-point="4" svg:d="m31175 23048c0 1764-2736 588-2736 2353">
              <text:p/>
            </draw:connector>
            <draw:connector draw:style-name="gr9" draw:text-style-name="P3" draw:layer="layout" draw:type="curve" svg:x1="31.175cm" svg:y1="23.048cm" svg:x2="33.9cm" svg:y2="25.49cm" draw:start-shape="id5" draw:start-glue-point="6" draw:end-shape="id9" draw:end-glue-point="4" svg:d="m31175 23048c0 1831 2725 611 2725 2442">
              <text:p text:style-name="P3"><text:s/></text:p>
            </draw:connector>
          </draw:g>
          <draw:frame draw:style-name="gr4" draw:text-style-name="P4" draw:layer="layout" svg:width="2.921cm" svg:height="3.405cm" svg:x="36.588cm" svg:y="23.905cm">
            <draw:text-box>
              <text:p><text:span text:style-name="T2">...</text:span></text:p>
            </draw:text-box>
          </draw:frame>
          <draw:g>
            <draw:custom-shape draw:style-name="gr10" draw:text-style-name="P2" xml:id="id3" draw:id="id3" draw:layer="layout" svg:width="8.001cm" svg:height="3.683cm" svg:x="46.208cm" svg:y="13.904cm">
              <text:p text:style-name="P1"><text:span text:style-name="T1">Univers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3" draw:text-style-name="P3" draw:layer="layout" draw:type="curve" svg:x1="44.975cm" svg:y1="20.638cm" svg:x2="50.208cm" svg:y2="17.587cm" draw:start-shape="id10" draw:start-glue-point="4" draw:end-shape="id3" svg:d="m44975 20638c0-2289 5233-764 5233-3051">
              <text:p/>
            </draw:connector>
            <draw:connector draw:style-name="gr3" draw:text-style-name="P3" draw:layer="layout" draw:type="curve" svg:x1="55.575cm" svg:y1="20.639cm" svg:x2="50.208cm" svg:y2="17.587cm" draw:start-shape="id11" draw:start-glue-point="4" draw:end-shape="id3" draw:end-glue-point="6" svg:d="m55575 20639c0-2290-5367-765-5367-3052">
              <text:p/>
            </draw:connector>
            <draw:g>
              <draw:custom-shape draw:style-name="gr5" draw:text-style-name="P2" xml:id="id11" draw:id="id11" draw:layer="layout" svg:width="4.318cm" svg:height="2.413cm" svg:x="53.416cm" svg:y="20.639cm">
                <text:p text:style-name="P1"><text:span text:style-name="T1">Cell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8" draw:text-style-name="P6" xml:id="id12" draw:id="id12" draw:layer="layout" svg:width="4.108cm" svg:height="1.748cm" svg:x="50.737cm" svg:y="25.46cm">
                <text:p text:style-name="P1"><text:span text:style-name="T4">Surfa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8" draw:text-style-name="P6" xml:id="id13" draw:id="id13" draw:layer="layout" svg:width="4.108cm" svg:height="1.748cm" svg:x="56.281cm" svg:y="25.49cm">
                <text:p text:style-name="P1"><text:span text:style-name="T4">Surfa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frame draw:style-name="gr7" draw:text-style-name="P7" draw:layer="layout" svg:width="1.623cm" svg:height="1.631cm" svg:x="54.79cm" svg:y="25.208cm">
                <draw:text-box>
                  <text:p><text:span text:style-name="T5">...</text:span></text:p>
                </draw:text-box>
              </draw:frame>
              <draw:connector draw:style-name="gr3" draw:text-style-name="P3" draw:layer="layout" draw:type="curve" svg:x1="55.575cm" svg:y1="23.052cm" svg:x2="52.791cm" svg:y2="25.46cm" draw:start-shape="id11" draw:start-glue-point="6" draw:end-shape="id12" draw:end-glue-point="4" svg:d="m55575 23052c0 1806-2784 602-2784 2408">
                <text:p/>
              </draw:connector>
              <draw:connector draw:style-name="gr3" draw:text-style-name="P3" draw:layer="layout" draw:type="curve" svg:x1="55.575cm" svg:y1="23.052cm" svg:x2="58.335cm" svg:y2="25.49cm" draw:start-shape="id11" draw:end-shape="id13" draw:end-glue-point="4" svg:d="m55575 23052c0 1828 2760 610 2760 2438">
                <text:p/>
              </draw:connector>
            </draw:g>
            <draw:custom-shape draw:style-name="gr5" draw:text-style-name="P2" xml:id="id10" draw:id="id10" draw:layer="layout" svg:width="4.318cm" svg:height="2.413cm" svg:x="42.816cm" svg:y="20.638cm">
              <text:p text:style-name="P1"><text:span text:style-name="T1">Cel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7" draw:text-style-name="P5" draw:layer="layout" svg:width="1.982cm" svg:height="2.22cm" svg:x="49.188cm" svg:y="20.305cm">
              <draw:text-box>
                <text:p><text:span text:style-name="T3">...</text:span></text:p>
              </draw:text-box>
            </draw:frame>
            <draw:custom-shape draw:style-name="gr8" draw:text-style-name="P6" xml:id="id14" draw:id="id14" draw:layer="layout" svg:width="4.108cm" svg:height="1.748cm" svg:x="40.116cm" svg:y="25.437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6" xml:id="id15" draw:id="id15" draw:layer="layout" svg:width="4.108cm" svg:height="1.748cm" svg:x="45.516cm" svg:y="25.437cm">
              <text:p text:style-name="P1"><text:span text:style-name="T4">Surfa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7" draw:text-style-name="P7" draw:layer="layout" svg:width="1.623cm" svg:height="1.631cm" svg:x="44.09cm" svg:y="25.207cm">
              <draw:text-box>
                <text:p><text:span text:style-name="T5">...</text:span></text:p>
              </draw:text-box>
            </draw:frame>
            <draw:connector draw:style-name="gr3" draw:text-style-name="P3" draw:layer="layout" draw:type="curve" svg:x1="42.17cm" svg:y1="25.437cm" svg:x2="44.975cm" svg:y2="23.051cm" draw:start-shape="id14" draw:start-glue-point="4" draw:end-shape="id10" svg:d="m42170 25437c0-1789 2805-597 2805-2386">
              <text:p/>
            </draw:connector>
            <draw:connector draw:style-name="gr3" draw:text-style-name="P3" draw:layer="layout" draw:type="curve" svg:x1="47.57cm" svg:y1="25.437cm" svg:x2="44.975cm" svg:y2="23.051cm" draw:start-shape="id15" draw:end-shape="id10" draw:end-glue-point="6" svg:d="m47570 25437c0-1789-2595-597-2595-238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19T19:02:09</meta:creation-date>
    <dc:date>2013-10-22T12:03:12</dc:date>
    <dc:creator>Will Boyd</dc:creator>
    <meta:editing-duration>PT24M</meta:editing-duration>
    <meta:editing-cycles>5</meta:editing-cycles>
    <meta:generator>LibreOffice/3.6$Linux_X86_64 LibreOffice_project/360m1$Build-2</meta:generator>
    <meta:document-statistic meta:object-count="42"/>
  </office:meta>
</office:document-meta>
</file>